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list-style-name="L4"/>
    <style:style style:name="P7" style:family="paragraph" style:parent-style-name="Heading_20_1">
      <style:text-properties fo:font-size="14pt" style:font-size-asian="14pt" style:font-size-complex="14pt"/>
    </style:style>
    <style:style style:name="P8" style:family="paragraph" style:parent-style-name="Heading_20_2">
      <style:paragraph-properties fo:break-before="pag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University of Liverpool; SHAMAN ISP1 Demonstrator Walk-through</text:h>
      <text:p text:style-name="Text_20_body"/>
      <text:h text:style-name="Heading_20_2" text:outline-level="2">1<text:tab/>Background</text:h>
      <text:h text:style-name="Heading_20_3" text:outline-level="3">1.1<text:tab/>Context of the Demonstrator within the SHAMAN project.</text:h>
      <text:h text:style-name="Heading_20_4" text:outline-level="4">1.1.1<text:tab/>Aims, Objectives, and Approach of the SHAMAN Project. (YMMV!)</text:h>
      <text:p text:style-name="Text_20_body">Aim:<text:tab/><text:tab/>Enable long term preservation of born-digital material.</text:p>
      <text:p text:style-name="Text_20_body">Objective:<text:tab/>...</text:p>
      <text:p text:style-name="Text_20_body">Approach:</text:p>
      <text:list xml:id="list204413635" text:style-name="L3">
        <text:list-item>
          <text:p text:style-name="P3">Maintain the original bitstream and render the original document from it.</text:p>
        </text:list-item>
        <text:list-item>
          <text:p text:style-name="P3">Use presentation layer to enable new behaviours in dead file formats.<text:line-break/><text:span text:style-name="T1">NB I'm using a linguist's concepts of dead vs extinct. Dead meaning no longer being produced or edited, extinct meaning no longer readable.</text:span></text:p>
        </text:list-item>
        <text:list-item>
          <text:p text:style-name="P3">NOT a migratory approach (although it does enable this), more like an emulator approach, but I like to think of it as a migrated emulator approach (i.e. the emulator gets migrated not the documents)</text:p>
        </text:list-item>
      </text:list>
      <text:h text:style-name="Heading_20_4" text:outline-level="4">1.1.2<text:tab/>Outline ISP1 Within the SHAMAN Project</text:h>
      <text:p text:style-name="Text_20_body"/>
      <text:h text:style-name="Heading_20_3" text:outline-level="3">1.2<text:tab/>Features of the Demonstrator</text:h>
      <text:list xml:id="list1111755427" text:style-name="L1">
        <text:list-item>
          <text:p text:style-name="P1">An installation of the iRODS data grid software</text:p>
        </text:list-item>
        <text:list-item>
          <text:p text:style-name="P1">Cheshire3 Information Framework integrated with iRODS such that bi-directional interaction is possible (achieved using the outputs of WP8.1)</text:p>
          <text:list>
            <text:list-item>
              <text:p text:style-name="P1">Cheshire3 can access objects stored in iRODS for processing (indexing etc.)</text:p>
            </text:list-item>
            <text:list-item>
              <text:p text:style-name="P1">Cheshire3 can store/modify/delete data objects (Documents, Records, Indexes) in iRODS</text:p>
            </text:list-item>
            <text:list-item>
              <text:p text:style-name="P1">iRODS can execute Cheshire3 workflows</text:p>
            </text:list-item>
          </text:list>
        </text:list-item>
      </text:list>
      <text:h text:style-name="Heading_20_3" text:outline-level="3">1.3<text:tab/>The Test Collection.</text:h>
      <text:p text:style-name="Text_20_body">Currently the test collection is a number of arbitrarily selected scholarly articles from the eprints repository. <text:s/>Each article may be represented by a PDF, a Microsoft Word document, or both.</text:p>
      <text:p text:style-name="Text_20_body"/>
      <text:p text:style-name="Text_20_body"/>
      <text:h text:style-name="P8" text:outline-level="2">2<text:tab/>Demo</text:h>
      <text:h text:style-name="Heading_20_3" text:outline-level="3">2.1<text:tab/>Show the actual repository</text:h>
      <text:p text:style-name="Text_20_body">Use the iRODS web browser to log in and browse the repository.</text:p>
      <text:p text:style-name="Text_20_body"><text:a xlink:type="simple" xlink:href="http://www.irods.org/web/">http://www.irods.org/web/</text:a></text:p>
      <text:p text:style-name="Text_20_body">Login using:</text:p>
      <text:p text:style-name="Text_20_body">Host:<text:tab/><text:tab/>shaman.cheshire3.org<text:line-break/>Port:<text:tab/><text:tab/>1247</text:p>
      <text:p text:style-name="P5">[contact John for username and password]</text:p>
      <text:p text:style-name="P4">NB: for political reasons I thought it wise to register shaman.cheshire3.org and use this address by preference</text:p>
      <text:p text:style-name="Text_20_body"/>
      <text:p text:style-name="Text_20_body">Highlight the fact that there is a high degree of organization (archivists like this!).</text:p>
      <text:p text:style-name="Text_20_body">Open /cheshireZone/home/shaman/shaman/liverpool/collections/eprints</text:p>
      <text:p text:style-name="Text_20_body">Highlight (some of) the following folders:</text:p>
      <text:list xml:id="list692681784" text:style-name="L2">
        <text:list-item>
          <text:p text:style-name="P2">content<text:line-break/>This is where the actual content of the archive is stored</text:p>
        </text:list-item>
        <text:list-item>
          <text:p text:style-name="P2">discovery<text:line-break/>This is where Cheshire3 stores indexes and other internal files</text:p>
        </text:list-item>
        <text:list-item>
          <text:p text:style-name="P2">pending<text:line-break/>This is where privileged users can put SIPs to be processed for ingesting material into the archive. An automated process initialized by an iRODS rule carries out ingestion.</text:p>
        </text:list-item>
        <text:list-item>
          <text:p text:style-name="P2">rejected<text:line-break/>This is where SIPs that do not satisfy content policies (e.g. unsupported formats, failed virus scan etc.) are sent so that they can be reviewed to enable correction and resubmission.</text:p>
        </text:list-item>
        <text:list-item>
          <text:p text:style-name="P2">system<text:line-break/>This is where computer code, workflow configurations, iRODS rules etc. can be stored.</text:p>
        </text:list-item>
        <text:list-item>
          <text:p text:style-name="P2">temp<text:line-break/>This is as temporary space that can be used in operations relating to the archive. e.g. documents to be ingested could be uploaded there so that they can be accessed when a SIP is processed.</text:p>
        </text:list-item>
      </text:list>
      <text:p text:style-name="Text_20_body"/>
      <text:h text:style-name="Heading_20_3" text:outline-level="3">2.2<text:tab/>Discover Content in the eprints Collection</text:h>
      <text:h text:style-name="Heading_20_4" text:outline-level="4">2.2.1<text:tab/>Do the search</text:h>
      <text:p text:style-name="Text_20_body">Go to <text:a xlink:type="simple" xlink:href="http://shaman.cheshire3.org/discovery/">http://shaman.cheshire3.org/discovery/</text:a></text:p>
      <text:p text:style-name="Text_20_body">Search the SHAMAN ISP1 Demo Database for something (e.g. product)</text:p>
      <text:p text:style-name="Text_20_body">Results appear on the left, search refinement options on the right.</text:p>
      <text:h text:style-name="Heading_20_4" text:outline-level="4"><text:soft-page-break/>2.2.2<text:tab/>Look at a discovered AIP</text:h>
      <text:p text:style-name="Text_20_body">Click on the first result. Right hand column becomes a representation of the AIP. <text:s/>Note that RDF serializations can look a bit arbitrary...However you should be able to identify examples of some or all of:</text:p>
      <text:list xml:id="list1412947399" text:style-name="L4">
        <text:list-item>
          <text:p text:style-name="P6">Manual metadata in the ResourceMap section</text:p>
          <text:list>
            <text:list-item>
              <text:p text:style-name="P6">title</text:p>
            </text:list-item>
            <text:list-item>
              <text:p text:style-name="P6">abstract</text:p>
            </text:list-item>
          </text:list>
        </text:list-item>
        <text:list-item>
          <text:p text:style-name="P6">Automatically generated/discovered metadata in one or more of the Description sections (ones with an about subelement that links to the document).</text:p>
          <text:list>
            <text:list-item>
              <text:p text:style-name="P6">document file format</text:p>
            </text:list-item>
            <text:list-item>
              <text:p text:style-name="P6">language</text:p>
            </text:list-item>
            <text:list-item>
              <text:p text:style-name="P6">fixity (checksums)</text:p>
            </text:list-item>
          </text:list>
        </text:list-item>
        <text:list-item>
          <text:p text:style-name="P6">Metadata about the software that generated automatic metadata</text:p>
          <text:list>
            <text:list-item>
              <text:p text:style-name="P6">Python Hash Library</text:p>
            </text:list-item>
            <text:list-item>
              <text:p text:style-name="P6">DROID</text:p>
            </text:list-item>
            <text:list-item>
              <text:p text:style-name="P6">JHOVE</text:p>
            </text:list-item>
          </text:list>
        </text:list-item>
      </text:list>
      <text:p text:style-name="Text_20_body"/>
      <text:p text:style-name="Text_20_body">At the top of the AIP display there is the View Document section. This will either be a link to the document, or a drop-down or the document is available in more than 1 file format - this may involve on-the-fly document migration for presentation purposes (because Multivalent doesn't yet support MS Doc format natively so we have to look at Open Document Format or PDF.)</text:p>
      <text:h text:style-name="Heading_20_3" text:outline-level="3">2.3<text:tab/>View and Interact with the Document in Multivalent</text:h>
      <text:h text:style-name="Heading_20_4" text:outline-level="4">2.3.1 Open a Document</text:h>
      <text:p text:style-name="Text_20_body">Open the document in PDF, explain that it's starting up the Multivalent/Fab4 application via Java Webstart (i.e. it's fetching the presentation software from the archive server).</text:p>
      <text:p text:style-name="Text_20_body">Explain that you are asked for authentication because Fab4 is fetching the file directly from iRODS.</text:p>
      <text:p text:style-name="Text_20_body">[use the same username and password as to access the repository earlier.]</text:p>
      <text:h text:style-name="Heading_20_4" text:outline-level="4">2.3.2<text:tab/>Behaviours</text:h>
      <text:p text:style-name="Text_20_body">Demonstrate behaviour lenses, and the fact that they can be layered over each other (e.g. use the speed-read lens, and then layer the magnification one over the top.)</text:p>
      <text:h text:style-name="Heading_20_4" text:outline-level="4">2.3.3<text:tab/>Simple Annotations</text:h>
      <text:p text:style-name="Text_20_body">Demonstrate creating annotations: Note, Anchored Note and Mark (highlight)</text:p>
      <text:p text:style-name="Text_20_body">Explain that these annotations can be saved privately (i.e. only for the user's own use and so on their own computer)</text:p>
      <text:h text:style-name="Heading_20_4" text:outline-level="4">2.3.4<text:tab/>Publishing Shared Annotations</text:h>
      <text:p text:style-name="Text_20_body">Explain that annotations can also be published to an annotation server so that they are available to <text:s/><text:soft-page-break/>inform others and to aid discovery of the document.</text:p>
      <text:p text:style-name="Text_20_body">Demonstrate saving a private annotation.</text:p>
      <text:p text:style-name="Text_20_body">Demonstrate saving a public annotation (explain here that as the annotation is being ingested into the archive in real time that there is some slight time delay when the annotation disappears before reappearing – Fabio may be able to do something to make this slicker!)</text:p>
      <text:p text:style-name="Text_20_body">If possible, open the same document on a completely separate computer, so that the audience can see the annotation has been published and is now available to other users.</text:p>
      <text:h text:style-name="Heading_20_4" text:outline-level="4">2.3.5<text:tab/>Cross-format Annotations</text:h>
      <text:p text:style-name="Text_20_body">Return to the search interface and open the document as Open Document Text format.</text:p>
      <text:p text:style-name="Text_20_body">Point out that annotations are visible across the different format versions of the same docu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hn Harrison</meta:initial-creator>
    <meta:creation-date>2009-11-13T12:29:10</meta:creation-date>
    <dc:date>2009-11-16T14:58:25</dc:date>
    <dc:creator>John Harrison</dc:creator>
    <meta:editing-duration>PT07H30M14S</meta:editing-duration>
    <meta:editing-cycles>5</meta:editing-cycles>
    <meta:generator>OpenOffice.org/3.1$Linux OpenOffice.org_project/310m11$Build-9399</meta:generator>
    <meta:document-statistic meta:table-count="0" meta:image-count="0" meta:object-count="0" meta:page-count="4" meta:paragraph-count="73" meta:word-count="906" meta:character-count="5666"/>
  </office:meta>
</office:document-meta>
</file>